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64f4"/>
    </style:style>
    <style:style style:name="P2" style:family="paragraph" style:parent-style-name="Text_20_body">
      <style:text-properties officeooo:paragraph-rsid="0018314c"/>
    </style:style>
    <style:style style:name="P3" style:family="paragraph" style:parent-style-name="Text_20_body">
      <style:text-properties officeooo:paragraph-rsid="001956c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1956ce" officeooo:paragraph-rsid="001956ce" style:font-weight-asian="bold" style:font-weight-complex="bold"/>
    </style:style>
    <style:style style:name="P6" style:family="paragraph" style:parent-style-name="Text_20_body">
      <style:text-properties officeooo:paragraph-rsid="001f2dfa"/>
    </style:style>
    <style:style style:name="P7" style:family="paragraph" style:parent-style-name="Text_20_body">
      <style:text-properties officeooo:paragraph-rsid="001f836e"/>
    </style:style>
    <style:style style:name="P8" style:family="paragraph" style:parent-style-name="Text_20_body">
      <style:text-properties officeooo:paragraph-rsid="0021c4fc"/>
    </style:style>
    <style:style style:name="P9" style:family="paragraph" style:parent-style-name="Text_20_body">
      <style:text-properties officeooo:paragraph-rsid="0027f316"/>
    </style:style>
    <style:style style:name="P10" style:family="paragraph" style:parent-style-name="Text_20_body">
      <style:text-properties officeooo:rsid="00321b1f" officeooo:paragraph-rsid="00321b1f"/>
    </style:style>
    <style:style style:name="P11" style:family="paragraph" style:parent-style-name="Text_20_body">
      <style:text-properties officeooo:paragraph-rsid="0033567a"/>
    </style:style>
    <style:style style:name="P12" style:family="paragraph" style:parent-style-name="Text_20_body">
      <style:text-properties officeooo:paragraph-rsid="00347fde"/>
    </style:style>
    <style:style style:name="P13" style:family="paragraph" style:parent-style-name="Text_20_body">
      <style:text-properties officeooo:paragraph-rsid="0034c800"/>
    </style:style>
    <style:style style:name="P14" style:family="paragraph" style:parent-style-name="Text_20_body">
      <style:text-properties officeooo:paragraph-rsid="003d1c68"/>
    </style:style>
    <style:style style:name="P15" style:family="paragraph" style:parent-style-name="Text_20_body">
      <style:text-properties officeooo:paragraph-rsid="0044f8b4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e07e3"/>
    </style:style>
    <style:style style:name="T2" style:family="text">
      <style:text-properties officeooo:rsid="000f66ab"/>
    </style:style>
    <style:style style:name="T3" style:family="text">
      <style:text-properties officeooo:rsid="001104a1"/>
    </style:style>
    <style:style style:name="T4" style:family="text">
      <style:text-properties officeooo:rsid="00110ecc"/>
    </style:style>
    <style:style style:name="T5" style:family="text">
      <style:text-properties officeooo:rsid="00120d3a"/>
    </style:style>
    <style:style style:name="T6" style:family="text">
      <style:text-properties officeooo:rsid="0012317a"/>
    </style:style>
    <style:style style:name="T7" style:family="text">
      <style:text-properties officeooo:rsid="0013274a"/>
    </style:style>
    <style:style style:name="T8" style:family="text">
      <style:text-properties officeooo:rsid="0013e85e"/>
    </style:style>
    <style:style style:name="T9" style:family="text">
      <style:text-properties officeooo:rsid="0015309e"/>
    </style:style>
    <style:style style:name="T10" style:family="text">
      <style:text-properties officeooo:rsid="00156bcb"/>
    </style:style>
    <style:style style:name="T11" style:family="text">
      <style:text-properties officeooo:rsid="001664f4"/>
    </style:style>
    <style:style style:name="T12" style:family="text">
      <style:text-properties officeooo:rsid="00169843"/>
    </style:style>
    <style:style style:name="T13" style:family="text">
      <style:text-properties officeooo:rsid="001790dc"/>
    </style:style>
    <style:style style:name="T14" style:family="text">
      <style:text-properties officeooo:rsid="0018314c"/>
    </style:style>
    <style:style style:name="T15" style:family="text">
      <style:text-properties officeooo:rsid="00183e17"/>
    </style:style>
    <style:style style:name="T16" style:family="text">
      <style:text-properties officeooo:rsid="001956ce"/>
    </style:style>
    <style:style style:name="T17" style:family="text">
      <style:text-properties officeooo:rsid="001a524d"/>
    </style:style>
    <style:style style:name="T18" style:family="text">
      <style:text-properties officeooo:rsid="001bb056"/>
    </style:style>
    <style:style style:name="T19" style:family="text">
      <style:text-properties officeooo:rsid="001c34ea"/>
    </style:style>
    <style:style style:name="T20" style:family="text">
      <style:text-properties officeooo:rsid="001c612f"/>
    </style:style>
    <style:style style:name="T21" style:family="text">
      <style:text-properties officeooo:rsid="001c80e1"/>
    </style:style>
    <style:style style:name="T22" style:family="text">
      <style:text-properties officeooo:rsid="001deb6f"/>
    </style:style>
    <style:style style:name="T23" style:family="text">
      <style:text-properties officeooo:rsid="001f2dfa"/>
    </style:style>
    <style:style style:name="T24" style:family="text">
      <style:text-properties officeooo:rsid="001f836e"/>
    </style:style>
    <style:style style:name="T25" style:family="text">
      <style:text-properties officeooo:rsid="0020e00c"/>
    </style:style>
    <style:style style:name="T26" style:family="text">
      <style:text-properties officeooo:rsid="0021c4fc"/>
    </style:style>
    <style:style style:name="T27" style:family="text">
      <style:text-properties officeooo:rsid="002272b9"/>
    </style:style>
    <style:style style:name="T28" style:family="text">
      <style:text-properties officeooo:rsid="00242459"/>
    </style:style>
    <style:style style:name="T29" style:family="text">
      <style:text-properties officeooo:rsid="00252b65"/>
    </style:style>
    <style:style style:name="T30" style:family="text">
      <style:text-properties officeooo:rsid="00255bfd"/>
    </style:style>
    <style:style style:name="T31" style:family="text">
      <style:text-properties officeooo:rsid="00265d31"/>
    </style:style>
    <style:style style:name="T32" style:family="text">
      <style:text-properties officeooo:rsid="00267068"/>
    </style:style>
    <style:style style:name="T33" style:family="text">
      <style:text-properties officeooo:rsid="0027f316"/>
    </style:style>
    <style:style style:name="T34" style:family="text">
      <style:text-properties officeooo:rsid="002b20c0"/>
    </style:style>
    <style:style style:name="T35" style:family="text">
      <style:text-properties officeooo:rsid="002c8074"/>
    </style:style>
    <style:style style:name="T36" style:family="text">
      <style:text-properties officeooo:rsid="002f8bdc"/>
    </style:style>
    <style:style style:name="T37" style:family="text">
      <style:text-properties officeooo:rsid="0030c057"/>
    </style:style>
    <style:style style:name="T38" style:family="text">
      <style:text-properties officeooo:rsid="00321b1f"/>
    </style:style>
    <style:style style:name="T39" style:family="text">
      <style:text-properties officeooo:rsid="0033567a"/>
    </style:style>
    <style:style style:name="T40" style:family="text">
      <style:text-properties officeooo:rsid="00347fde"/>
    </style:style>
    <style:style style:name="T41" style:family="text">
      <style:text-properties officeooo:rsid="0034c800"/>
    </style:style>
    <style:style style:name="T42" style:family="text">
      <style:text-properties officeooo:rsid="00358407"/>
    </style:style>
    <style:style style:name="T43" style:family="text">
      <style:text-properties officeooo:rsid="003b3579"/>
    </style:style>
    <style:style style:name="T44" style:family="text">
      <style:text-properties officeooo:rsid="003d1c68"/>
    </style:style>
    <style:style style:name="T45" style:family="text">
      <style:text-properties officeooo:rsid="003eb40b"/>
    </style:style>
    <style:style style:name="T46" style:family="text">
      <style:text-properties officeooo:rsid="0041d194"/>
    </style:style>
    <style:style style:name="T47" style:family="text">
      <style:text-properties officeooo:rsid="0044f8b4"/>
    </style:style>
    <style:style style:name="T48" style:family="text">
      <style:text-properties officeooo:rsid="0045f3f6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ction</text:p>
      <text:p text:style-name="P2"><text:span text:style-name="T1">The precision of isotope ratio measurements by Secondary Ion Mass Spectrometry (SIMS) is limited by </text:span><text:span text:style-name="T2">the </text:span><text:span text:style-name="T1">randomness associated with the two principal stages of the measurement: (i) generation of secondary ions during the interrogation of the analytical substrate by the primary ion beam, and (ii) detection of </text:span><text:span text:style-name="T2">the </text:span><text:span text:style-name="T1">secondary ions with the detection devices. </text:span><text:span text:style-name="T3">To partially circumvent this </text:span><text:span text:style-name="T12">limitation</text:span><text:span text:style-name="T3">, secondary ions </text:span><text:span text:style-name="T13">emitted </text:span><text:span text:style-name="T12">from a specific point on the analytical substrate are accumulated </text:span><text:span text:style-name="T3">over extended time interval</text:span><text:span text:style-name="T12">s </text:span><text:span text:style-name="T14">(over so-called “measurement cycles”) </text:span><text:span text:style-name="T17">while recording </text:span><text:span text:style-name="T4">secondary ion count </text:span><text:span text:style-name="T14">data</text:span><text:span text:style-name="T4"> </text:span><text:span text:style-name="T17">as well as </text:span><text:span text:style-name="T4">auxillary </text:span><text:span text:style-name="T14">metadata about </text:span><text:span text:style-name="T4">the </text:span><text:span text:style-name="T17">status of the </text:span><text:span text:style-name="T4">instrument (e.g., secondary ion optics, </text:span><text:span text:style-name="T5">mass spectrometer, </text:span><text:span text:style-name="T14">primary ion </text:span><text:span text:style-name="T4">beam </text:span><text:span text:style-name="T14">intensity</text:span><text:span text:style-name="T4">). </text:span><text:span text:style-name="T43">Th</text:span><text:span text:style-name="T47">is</text:span><text:span text:style-name="T43"> output is exported in three types of data files (</text:span><text:span text:style-name="T46">extensions </text:span><text:span text:style-name="T43">`chk_is`, `stat`, and `is_txt`) and saved in a folder specified by the user, as shown in </text:span><text:span text:style-name="T47">the figure below (the data is available in the folder [</text:span><text:span text:style-name="T4">inst/extdata/2018-01-19-GLENDON/</text:span><text:span text:style-name="T47">])</text:span><text:span text:style-name="T43">.</text:span></text:p>
      <text:p text:style-name="P15"><text:span text:style-name="T44">```{r workflow-graph, out.width="100%", echo=FALSE, caption=”</text:span><text:span text:style-name="T4">An example of </text:span><text:span text:style-name="T17">an</text:span><text:span text:style-name="T4"> </text:span><text:span text:style-name="T14">output </text:span><text:span text:style-name="T6">generated by the </text:span><text:span text:style-name="T9">Cameca </text:span><text:span text:style-name="T6">NanoSIMS 50L instrument </text:span><text:span text:style-name="T17">during the measurement of the ^13</text:span><text:span text:style-name="T19">^</text:span><text:span text:style-name="T17">C/^12</text:span><text:span text:style-name="T19">^</text:span><text:span text:style-name="T17">C isotope rat</text:span><text:span text:style-name="T45">io</text:span><text:span text:style-name="T17"> </text:span><text:span text:style-name="T18">in three spots on </text:span><text:span text:style-name="T45">the substrate</text:span><text:span text:style-name="T18">. </text:span><text:span text:style-name="T46">Three data files are generated for each analysed spot.</text:span><text:span text:style-name="T44">”}</text:span></text:p>
      <text:p text:style-name="P14"><text:span text:style-name="T44">knitr::include_graphics("man/figures/nanoSIMS50L_output.png")</text:span></text:p>
      <text:p text:style-name="P14"><text:span text:style-name="T44">```</text:span></text:p>
      <text:p text:style-name="P1">Although the <text:span text:style-name="T7">proprietary</text:span> software <text:span text:style-name="T6">supplied by Cameca </text:span><text:span text:style-name="T7">makes it easy </text:span><text:span text:style-name="T8">and relatively straight-forward </text:span><text:span text:style-name="T7">to </text:span><text:span text:style-name="T6">process and analys</text:span><text:span text:style-name="T7">e</text:span><text:span text:style-name="T6"> </text:span><text:span text:style-name="T7">the </text:span><text:span text:style-name="T48">ion count </text:span><text:span text:style-name="T6">data </text:span><text:span text:style-name="T7">and metadata generated during the </text:span><text:span text:style-name="T20">measurement</text:span>, the <text:span text:style-name="T6">exact details behind these </text:span>actions are hidden away. <text:span text:style-name="T8">The aim of the R-package *point* is to provide more transparency and, ultimately, more control over the steps </text:span><text:span text:style-name="T15">involved in the analysis</text:span><text:span text:style-name="T8"> of this type of data. </text:span><text:span text:style-name="T9">Foremost, the *point* package enables </text:span><office:annotation office:name="__Annotation__207_2235246813" loext:resolved="false"><dc:creator>Lubos Polerecky</dc:creator><dc:date>2022-05-21T10:24:02.515201051</dc:date><loext:sender-initials>LP</loext:sender-initials><text:p text:style-name="P16"><text:span text:style-name="T49">Unclear what this means.</text:span></text:p></office:annotation>controlling ion count corrections<office:annotation-end office:name="__Annotation__207_2235246813"/> related to <office:annotation office:name="__Annotation__208_2235246813" loext:resolved="false"><dc:creator>Lubos Polerecky</dc:creator><dc:date>2022-05-21T10:24:08.675108230</dc:date><loext:sender-initials>LP</loext:sender-initials><text:p text:style-name="P16"><text:span text:style-name="T49">Unclear what this means.</text:span></text:p></office:annotation>systematic biases which are linked to the detection systems<office:annotation-end office:name="__Annotation__208_2235246813"/>. Furthermore, <text:span text:style-name="T10">it </text:span>allow<text:span text:style-name="T15">s</text:span> sub-setting or collating of analyses to calculate internal or external precision of the <text:span text:style-name="T10">measurements</text:span>. <text:span text:style-name="T10">Finally, and p</text:span>erhaps most <text:span text:style-name="T10">importantly,</text:span> <text:span text:style-name="T10">it provides</text:span> diagnostic <text:span text:style-name="T10">tools</text:span> <text:span text:style-name="T10">for </text:span>evaluat<text:span text:style-name="T10">ing</text:span> the internal consistency of the ion count ratios, <text:span text:style-name="T10">which can be used to </text:span><text:span text:style-name="T11">identify factors</text:span> <text:span text:style-name="T11">responsible for the variation in the detected isotope ratio during the measurement, such as sample </text:span>heterogeneity or instrument instability. <text:span text:style-name="T11">Further details behind </text:span>these features are <text:span text:style-name="T11">described in </text:span>the accompanying vignettes.</text:p>
      <text:p text:style-name="P5">Terminology</text:p>
      <text:p text:style-name="P3"><text:span text:style-name="T16">Here we </text:span><text:span text:style-name="T20">define</text:span><text:span text:style-name="T16"> the </text:span>terminology <text:span text:style-name="T22">and notation </text:span><text:span text:style-name="T16">used throughout this documentation. The </text:span><text:span text:style-name="T20">main objective of these definitions </text:span><text:span text:style-name="T16">is to </text:span>prevent ambiguity <text:span text:style-name="T21">when using </text:span><text:span text:style-name="T16">words such as sample, </text:span><text:span text:style-name="T21">substrate, </text:span><text:span text:style-name="T16">analysis, measurement, ion generation, ion detection, ion count, etc.</text:span></text:p>
      <text:p text:style-name="P3">- *<text:span text:style-name="T22">analytical substrate*, or just *substrate*, is the physical sample (e.g., a piece of rock, a biological tissue, cells) analyzed by the SIMS measurement.</text:span></text:p>
      <text:p text:style-name="P6">- *<text:span text:style-name="T23">sample* refers to a set of </text:span><text:span text:style-name="T23"><office:annotation office:name="__Annotation__289_2235246813" loext:resolved="false"><dc:creator>Lubos Polerecky</dc:creator><dc:date>2022-05-22T08:03:41.432322819</dc:date><loext:sender-initials>LP</loext:sender-initials><text:p text:style-name="P17"><text:span text:style-name="T49">This needs a bit more concrete wording. What kind of “objects”? What is meant by “collected”?</text:span></text:p></office:annotation></text:span><text:span text:style-name="T23">individual objects collected</text:span><office:annotation-end office:name="__Annotation__289_2235246813"/><text:span text:style-name="T23"> </text:span><text:span text:style-name="T29">when estimating a particular characteristic of a population through statistical analysis</text:span><text:span text:style-name="T23">. </text:span></text:p>
      <text:p text:style-name="P7">- *<text:span text:style-name="T24">event* refers to a single instance of a secondary ion hitting the detector.</text:span></text:p>
      <text:p text:style-name="P8">- *<text:span text:style-name="T25">measurement* refers to a </text:span><text:span text:style-name="T26">number </text:span><text:span text:style-name="T25">of events</text:span><text:span text:style-name="T26"> </text:span><text:span text:style-name="T25">recorded by the instrument when detecting secondary ions of a particular chemical species (e.g., ^12^C^-^) </text:span><text:span text:style-name="T26">during the *single counting cycle*. </text:span><text:span text:style-name="T27">We denote it as $N_i$, where the subscript $i$ indicates the or</text:span><text:span text:style-name="T28">der of a particular measurement in a series of measurments (see next).</text:span></text:p>
      <text:p text:style-name="P9"><text:soft-page-break/>- *<text:span text:style-name="T27">analysis* refers to a series of </text:span><text:span text:style-name="T34">$</text:span><text:span text:style-name="T27">n</text:span><text:span text:style-name="T34">$</text:span><text:span text:style-name="T27"> measurements in a specific point </text:span><text:span text:style-name="T31">(or, more precisely, a spot) </text:span><text:span text:style-name="T27">on the </text:span><text:span text:style-name="T30">substrate</text:span><text:span text:style-name="T27">. </text:span><text:span text:style-name="T33">We denote it as $M_j$, where the subscript $j$ refers to the point $j$ on the substrate. </text:span><text:span text:style-name="T32">Analysis is conducted to minimize </text:span><text:span text:style-name="T31">the uncertainty </text:span><text:span text:style-name="T32">with which the </text:span><text:span text:style-name="T31">abundance of </text:span><text:span text:style-name="T32">a particular </text:span><text:span text:style-name="T31">chemical species </text:span><text:span text:style-name="T32">in the measured point is estimated.</text:span></text:p>
      <text:p text:style-name="P7">- *study* <text:span text:style-name="T34">refers to a series of $m$ analyses conducted in multiple </text:span><text:span text:style-name="T35">points across the surface of the same substrate or even across multiple substrates. We denote it as $M_{(j)}$. </text:span><text:span text:style-name="T36">Typically, a</text:span><text:span text:style-name="T35"> study </text:span><text:span text:style-name="T36">is conducted to assess heterogeneity within a substrate or differences among multiple substrates.</text:span></text:p>
      <text:p text:style-name="P10">To summarise:</text:p>
      <text:p text:style-name="P11">- *<text:span text:style-name="T39">s</text:span>ample*: sample of the true population <text:span text:style-name="T39">(in the statistical sense);</text:span></text:p>
      <text:p text:style-name="P11">- *<text:span text:style-name="T39">a</text:span>nalytical substrate*: <text:span text:style-name="T39">a </text:span>physical sample <text:span text:style-name="T39">analyzed by </text:span>SIMS;</text:p>
      <text:p text:style-name="P12">- *<text:span text:style-name="T40">e</text:span>vent*: <text:span text:style-name="T24">a single instance of a secondary ion hitting the detector;</text:span></text:p>
      <text:p text:style-name="P13">- *<text:span text:style-name="T25">measurement*: </text:span><text:span text:style-name="T41">number of events detected during a </text:span>single count<text:span text:style-name="T41">ing</text:span> cycle, <text:span text:style-name="T41">$</text:span>N_i<text:span text:style-name="T41">$</text:span></text:p>
      <text:p text:style-name="P11">- *<text:span text:style-name="T41">a</text:span>nalysis*: <text:span text:style-name="T41">a </text:span>series of <text:span text:style-name="T41">$n$ </text:span>measurements <text:span text:style-name="T41">in point $j$,</text:span> <text:span text:style-name="T41">$M_j = </text:span>N_<office:annotation office:name="__Annotation__494_2235246813" loext:resolved="false"><dc:creator>Lubos Polerecky</dc:creator><dc:date>2022-05-22T09:09:47.131702783</dc:date><loext:sender-initials>LP</loext:sender-initials><text:p text:style-name="P17"><text:span text:style-name="T49">In my opinion the measurement point </text:span><text:span text:style-name="T50">j</text:span><text:span text:style-name="T49"> should also be indicated in this notation. Also, the paranthesis should be explained. It seems that it is part of the notation.</text:span></text:p></office:annotation><text:span text:style-name="T41">{</text:span>(i)<text:span text:style-name="T41">}</text:span><office:annotation-end office:name="__Annotation__494_2235246813"/><text:span text:style-name="T41">$</text:span></text:p>
      <text:p text:style-name="P11">- *<text:span text:style-name="T42">s</text:span>tudy*: <text:span text:style-name="T42">a </text:span>series of <text:span text:style-name="T42">$m$ </text:span>analyses <text:span text:style-name="T42">across multiple points on a substrate or across multiple substrates, $</text:span>M_<text:span text:style-name="T42">{</text:span>(j)<text:span text:style-name="T42">}$</text:span></text:p>
      <text:p text:style-name="Text_20_body"><text:span text:style-name="T37">For convenience, </text:span><text:span text:style-name="T38">this </text:span><text:span text:style-name="T37">summary is included </text:span><text:span text:style-name="T38">at the beginning of each vignette.</text:span></text:p>
      <text:p text:style-name="Text_20_body"/>
      <text:p text:style-name="P4"><office:annotation office:name="__Annotation__543_2235246813" loext:resolved="false"><dc:creator>Lubos Polerecky</dc:creator><dc:date>2022-05-22T12:18:07.305897024</dc:date><loext:sender-initials>LP</loext:sender-initials><text:p text:style-name="P17"><text:span text:style-name="T49">I think this information is redundant here. What you want to get across here is the motivation for using </text:span><text:span text:style-name="T50">point</text:span><text:span text:style-name="T49">. Because you also introduce special terminology, it is fine to explain it here, too. The “general workflow” is already mentioned in the main README file, so why repeat it here?</text:span></text:p></office:annotation>The point workflow</text:p>
      <text:p text:style-name="Text_20_body">The most basic work-flow consists of three steps:</text:p>
      <text:p text:style-name="Text_20_body">Loading the machine generated raw ion counts and collating them into a dataframe (tibble) with the function <text:s/>read_IC().</text:p>
      <text:p text:style-name="Text_20_body">Correcting the raw ion count data for systematic biases related to the detection device with the function <text:s/>cor_IC().</text:p>
      <text:p text:style-name="Text_20_body">Calculating statistics that inform about the impact of random biases on the precision of the analysis or study with the function stat_X() for single ions and stat_R() for isotope ratios.</text:p>
      <text:p text:style-name="Text_20_body">Performing diagnostics in order to detect intra- and inter-isotope variability is at the heart of the point package, and is contained in the function diag_R()</text:p>
      <text:p text:style-name="Text_20_body">The following publication is a prove of concept concerning the methods behind the diag_R() function:</text:p>
      <text:p text:style-name="Text_20_body"/>
      <text:p text:style-name="Text_20_body">Martin Schobben, Michiel Kienhuis, and Lubos Polerecky. 2021. New methods to detect isotopic heterogeneity with Secondary Ion Mass Spectrometry, preprint on Eartharxiv.<office:annotation-end office:name="__Annotation__543_223524681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ubos Polerecky</meta:initial-creator>
    <meta:creation-date>2022-05-21T09:25:51.333104686</meta:creation-date>
    <dc:date>2022-05-22T12:47:02.545517785</dc:date>
    <dc:creator>Lubos Polerecky</dc:creator>
    <meta:editing-duration>P1DT2H59M58S</meta:editing-duration>
    <meta:editing-cycles>59</meta:editing-cycles>
    <meta:generator>LibreOffice/6.4.6.2$Linux_X86_64 LibreOffice_project/0ce51a4fd21bff07a5c061082cc82c5ed232f115</meta:generator>
    <meta:document-statistic meta:table-count="0" meta:image-count="0" meta:object-count="0" meta:page-count="2" meta:paragraph-count="30" meta:word-count="825" meta:character-count="5481" meta:non-whitespace-character-count="4683"/>
  </office:meta>
</office:document-meta>
</file>